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>
      <style:text-properties style:font-name="Noto Sans Mono CJK JP" style:font-name-asian="Noto Sans Mono CJK JP"/>
    </style:style>
    <style:style style:name="ce10" style:family="table-cell" style:parent-style-name="Default" style:data-style-name="N49">
      <style:text-properties style:font-name="Noto Sans Mono CJK JP" style:font-name-asian="Noto Sans Mono CJK JP"/>
    </style:style>
    <style:style style:name="ce11" style:family="table-cell" style:parent-style-name="Default" style:data-style-name="N2">
      <style:text-properties style:font-name="Noto Sans Mono CJK JP" style:font-name-asian="Noto Sans Mono CJK J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10" office:value-type="date" office:date-value="2025-03-31" calcext:value-type="date">
            <text:p>2025-03-31</text:p>
          </table:table-cell>
          <table:table-cell table:style-name="ce12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27" calcext:value-type="date">
            <text:p>2025-11-27</text:p>
          </table:table-cell>
          <table:table-cell office:value-type="float" office:value="50167.1" calcext:value-type="float">
            <text:p>50167.10</text:p>
          </table:table-cell>
          <table:table-cell office:value-type="float" office:value="3368.57" calcext:value-type="float">
            <text:p>3368.57</text:p>
          </table:table-cell>
          <table:table-cell office:value-type="float" office:value="42868.07" calcext:value-type="float">
            <text:p>42868.0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1-28" calcext:value-type="date">
            <text:p>2025-11-28</text:p>
          </table:table-cell>
          <table:table-cell office:value-type="float" office:value="50253.91" calcext:value-type="float">
            <text:p>50253.91</text:p>
          </table:table-cell>
          <table:table-cell office:value-type="float" office:value="3378.44" calcext:value-type="float">
            <text:p>3378.44</text:p>
          </table:table-cell>
          <table:table-cell office:value-type="float" office:value="42988.5" calcext:value-type="float">
            <text:p>42988.5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01" calcext:value-type="date">
            <text:p>2025-12-01</text:p>
          </table:table-cell>
          <table:table-cell office:value-type="float" office:value="49303.28" calcext:value-type="float">
            <text:p>49303.28</text:p>
          </table:table-cell>
          <table:table-cell office:value-type="float" office:value="3338.33" calcext:value-type="float">
            <text:p>3338.33</text:p>
          </table:table-cell>
          <table:table-cell office:value-type="float" office:value="42477.32" calcext:value-type="float">
            <text:p>42477.3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02" calcext:value-type="date">
            <text:p>2025-12-02</text:p>
          </table:table-cell>
          <table:table-cell office:value-type="float" office:value="49303.45" calcext:value-type="float">
            <text:p>49303.45</text:p>
          </table:table-cell>
          <table:table-cell office:value-type="float" office:value="3341.06" calcext:value-type="float">
            <text:p>3341.06</text:p>
          </table:table-cell>
          <table:table-cell office:value-type="float" office:value="42483.78" calcext:value-type="float">
            <text:p>42483.7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03" calcext:value-type="date">
            <text:p>2025-12-03</text:p>
          </table:table-cell>
          <table:table-cell office:value-type="float" office:value="49864.68" calcext:value-type="float">
            <text:p>49864.68</text:p>
          </table:table-cell>
          <table:table-cell office:value-type="float" office:value="3334.32" calcext:value-type="float">
            <text:p>3334.32</text:p>
          </table:table-cell>
          <table:table-cell office:value-type="float" office:value="42422.24" calcext:value-type="float">
            <text:p>42422.2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04" calcext:value-type="date">
            <text:p>2025-12-04</text:p>
          </table:table-cell>
          <table:table-cell office:value-type="float" office:value="51028.42" calcext:value-type="float">
            <text:p>51028.42</text:p>
          </table:table-cell>
          <table:table-cell office:value-type="float" office:value="3398.21" calcext:value-type="float">
            <text:p>3398.21</text:p>
          </table:table-cell>
          <table:table-cell office:value-type="float" office:value="43027.57" calcext:value-type="float">
            <text:p>43027.5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05" calcext:value-type="date">
            <text:p>2025-12-05</text:p>
          </table:table-cell>
          <table:table-cell office:value-type="float" office:value="50491.87" calcext:value-type="float">
            <text:p>50491.87</text:p>
          </table:table-cell>
          <table:table-cell office:value-type="float" office:value="3362.56" calcext:value-type="float">
            <text:p>3362.56</text:p>
          </table:table-cell>
          <table:table-cell office:value-type="float" office:value="42576.57" calcext:value-type="float">
            <text:p>42576.5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08" calcext:value-type="date">
            <text:p>2025-12-08</text:p>
          </table:table-cell>
          <table:table-cell office:value-type="float" office:value="50581.94" calcext:value-type="float">
            <text:p>50581.94</text:p>
          </table:table-cell>
          <table:table-cell office:value-type="float" office:value="3384.31" calcext:value-type="float">
            <text:p>3384.31</text:p>
          </table:table-cell>
          <table:table-cell office:value-type="float" office:value="42995.24" calcext:value-type="float">
            <text:p>42995.2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09" calcext:value-type="date">
            <text:p>2025-12-09</text:p>
          </table:table-cell>
          <table:table-cell office:value-type="float" office:value="50655.1" calcext:value-type="float">
            <text:p>50655.10</text:p>
          </table:table-cell>
          <table:table-cell office:value-type="float" office:value="3384.92" calcext:value-type="float">
            <text:p>3384.92</text:p>
          </table:table-cell>
          <table:table-cell office:value-type="float" office:value="43019.23" calcext:value-type="float">
            <text:p>43019.23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10" calcext:value-type="date">
            <text:p>2025-12-10</text:p>
          </table:table-cell>
          <table:table-cell office:value-type="float" office:value="50602.8" calcext:value-type="float">
            <text:p>50602.80</text:p>
          </table:table-cell>
          <table:table-cell office:value-type="float" office:value="3389.02" calcext:value-type="float">
            <text:p>3389.02</text:p>
          </table:table-cell>
          <table:table-cell office:value-type="float" office:value="43198.15" calcext:value-type="float">
            <text:p>43198.15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11" calcext:value-type="date">
            <text:p>2025-12-11</text:p>
          </table:table-cell>
          <table:table-cell office:value-type="float" office:value="50148.82" calcext:value-type="float">
            <text:p>50148.82</text:p>
          </table:table-cell>
          <table:table-cell office:value-type="float" office:value="3357.24" calcext:value-type="float">
            <text:p>3357.24</text:p>
          </table:table-cell>
          <table:table-cell office:value-type="float" office:value="42781.47" calcext:value-type="float">
            <text:p>42781.4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12" calcext:value-type="date">
            <text:p>2025-12-12</text:p>
          </table:table-cell>
          <table:table-cell office:value-type="float" office:value="50836.55" calcext:value-type="float">
            <text:p>50836.55</text:p>
          </table:table-cell>
          <table:table-cell office:value-type="float" office:value="3423.83" calcext:value-type="float">
            <text:p>3423.83</text:p>
          </table:table-cell>
          <table:table-cell office:value-type="float" office:value="43477.67" calcext:value-type="float">
            <text:p>43477.6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15" calcext:value-type="date">
            <text:p>2025-12-15</text:p>
          </table:table-cell>
          <table:table-cell office:value-type="float" office:value="50168.11" calcext:value-type="float">
            <text:p>50168.11</text:p>
          </table:table-cell>
          <table:table-cell office:value-type="float" office:value="3431.47" calcext:value-type="float">
            <text:p>3431.47</text:p>
          </table:table-cell>
          <table:table-cell office:value-type="float" office:value="43576.62" calcext:value-type="float">
            <text:p>43576.6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16" calcext:value-type="date">
            <text:p>2025-12-16</text:p>
          </table:table-cell>
          <table:table-cell office:value-type="float" office:value="49383.29" calcext:value-type="float">
            <text:p>49383.29</text:p>
          </table:table-cell>
          <table:table-cell office:value-type="float" office:value="3370.5" calcext:value-type="float">
            <text:p>3370.50</text:p>
          </table:table-cell>
          <table:table-cell office:value-type="float" office:value="42905.4" calcext:value-type="float">
            <text:p>42905.40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17" calcext:value-type="date">
            <text:p>2025-12-17</text:p>
          </table:table-cell>
          <table:table-cell office:value-type="float" office:value="49512.28" calcext:value-type="float">
            <text:p>49512.28</text:p>
          </table:table-cell>
          <table:table-cell office:value-type="float" office:value="3369.39" calcext:value-type="float">
            <text:p>3369.39</text:p>
          </table:table-cell>
          <table:table-cell office:value-type="float" office:value="42845.87" calcext:value-type="float">
            <text:p>42845.8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18" calcext:value-type="date">
            <text:p>2025-12-18</text:p>
          </table:table-cell>
          <table:table-cell office:value-type="float" office:value="49001.5" calcext:value-type="float">
            <text:p>49001.50</text:p>
          </table:table-cell>
          <table:table-cell office:value-type="float" office:value="3356.89" calcext:value-type="float">
            <text:p>3356.89</text:p>
          </table:table-cell>
          <table:table-cell office:value-type="float" office:value="42818.82" calcext:value-type="float">
            <text:p>42818.82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19" calcext:value-type="date">
            <text:p>2025-12-19</text:p>
          </table:table-cell>
          <table:table-cell office:value-type="float" office:value="49507.21" calcext:value-type="float">
            <text:p>49507.21</text:p>
          </table:table-cell>
          <table:table-cell office:value-type="float" office:value="3383.66" calcext:value-type="float">
            <text:p>3383.66</text:p>
          </table:table-cell>
          <table:table-cell office:value-type="float" office:value="43086.17" calcext:value-type="float">
            <text:p>43086.17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22" calcext:value-type="date">
            <text:p>2025-12-22</text:p>
          </table:table-cell>
          <table:table-cell office:value-type="float" office:value="50402.39" calcext:value-type="float">
            <text:p>50402.39</text:p>
          </table:table-cell>
          <table:table-cell office:value-type="float" office:value="3405.17" calcext:value-type="float">
            <text:p>3405.17</text:p>
          </table:table-cell>
          <table:table-cell office:value-type="float" office:value="43271.11" calcext:value-type="float">
            <text:p>43271.11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23" calcext:value-type="date">
            <text:p>2025-12-23</text:p>
          </table:table-cell>
          <table:table-cell office:value-type="float" office:value="50412.87" calcext:value-type="float">
            <text:p>50412.87</text:p>
          </table:table-cell>
          <table:table-cell office:value-type="float" office:value="3423.25" calcext:value-type="float">
            <text:p>3423.25</text:p>
          </table:table-cell>
          <table:table-cell office:value-type="float" office:value="43486.08" calcext:value-type="float">
            <text:p>43486.08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24" calcext:value-type="date">
            <text:p>2025-12-24</text:p>
          </table:table-cell>
          <table:table-cell office:value-type="float" office:value="50344.1" calcext:value-type="float">
            <text:p>50344.10</text:p>
          </table:table-cell>
          <table:table-cell office:value-type="float" office:value="3407.37" calcext:value-type="float">
            <text:p>3407.37</text:p>
          </table:table-cell>
          <table:table-cell office:value-type="float" office:value="43391.64" calcext:value-type="float">
            <text:p>43391.64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25" calcext:value-type="date">
            <text:p>2025-12-25</text:p>
          </table:table-cell>
          <table:table-cell office:value-type="float" office:value="50407.79" calcext:value-type="float">
            <text:p>50407.79</text:p>
          </table:table-cell>
          <table:table-cell office:value-type="float" office:value="3417.98" calcext:value-type="float">
            <text:p>3417.98</text:p>
          </table:table-cell>
          <table:table-cell office:value-type="float" office:value="43543.69" calcext:value-type="float">
            <text:p>43543.69</text:p>
          </table:table-cell>
          <table:table-cell table:style-name="ce9" table:number-columns-repeated="16380"/>
        </table:table-row>
        <table:table-row table:style-name="ro2">
          <table:table-cell table:style-name="ce10" office:value-type="date" office:date-value="2025-12-26" calcext:value-type="date">
            <text:p>2025-12-26</text:p>
          </table:table-cell>
          <table:table-cell table:number-columns-repeated="3"/>
          <table:table-cell table:style-name="ce9" table:number-columns-repeated="16380"/>
        </table:table-row>
        <table:table-row table:style-name="ro2" table:number-rows-repeated="1048384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5">0000/00/00</text:date>, <text:time style:data-style-name="N2" text:time-value="17:37:45.59720335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4.2$Linux_X86_64 LibreOffice_project/580$Build-2</meta:generator>
    <dc:date>2025-12-25T17:37:22.715776602</dc:date>
    <meta:editing-duration>P1DT12H8M52S</meta:editing-duration>
    <meta:editing-cycles>425</meta:editing-cycles>
    <meta:document-statistic meta:table-count="1" meta:cell-count="761" meta:object-count="0"/>
  </office:meta>
</office:document-meta>
</file>